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9.48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19.489cm"/>
    </style:style>
    <style:style style:name="pr4" style:family="presentation" style:parent-style-name="Default-title">
      <style:graphic-properties draw:fill-color="#ffffff" draw:auto-grow-height="true" fo:min-height="21.304cm"/>
    </style:style>
    <style:style style:name="pr5" style:family="presentation" style:parent-style-name="Default-title">
      <style:graphic-properties draw:fill-color="#ffffff" draw:auto-grow-height="true" fo:min-height="19.7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0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140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260pt" fo:font-weight="bold"/>
    </style:style>
    <style:style style:name="P7" style:family="paragraph">
      <style:paragraph-properties fo:margin-left="0cm" fo:margin-right="0cm" fo:text-indent="0cm"/>
      <style:text-properties fo:font-size="180pt" fo:font-weight="bold"/>
    </style:style>
    <style:style style:name="P8" style:family="paragraph">
      <style:paragraph-properties fo:margin-left="0cm" fo:margin-right="0cm" fo:text-indent="0cm"/>
      <style:text-properties fo:font-size="100pt" fo:font-weight="bold"/>
    </style:style>
    <style:style style:name="P9" style:family="paragraph">
      <style:paragraph-properties fo:margin-left="0cm" fo:margin-right="0cm" fo:text-indent="0cm"/>
      <style:text-properties fo:font-size="120pt" fo:letter-spacing="-0.141cm" fo:font-weight="bold" style:letter-kerning="true" style:text-scale="90%"/>
    </style:style>
    <style:style style:name="P10" style:family="paragraph">
      <style:paragraph-properties fo:margin-left="0cm" fo:margin-right="0cm" fo:text-indent="0cm"/>
      <style:text-properties fo:font-size="300pt" fo:font-weight="bold"/>
    </style:style>
    <style:style style:name="P11" style:family="paragraph">
      <style:paragraph-properties fo:margin-left="0cm" fo:margin-right="0cm" fo:text-indent="0cm"/>
      <style:text-properties fo:font-size="160pt" fo:font-weight="bold"/>
    </style:style>
    <style:style style:name="P12" style:family="paragraph">
      <style:paragraph-properties fo:margin-left="0cm" fo:margin-right="0cm" fo:text-indent="0cm"/>
      <style:text-properties fo:font-size="90pt" fo:font-weight="bold"/>
    </style:style>
    <style:style style:name="P13" style:family="paragraph">
      <style:paragraph-properties fo:margin-left="0cm" fo:margin-right="0cm" fo:text-indent="0cm"/>
      <style:text-properties fo:font-size="80pt" fo:font-weight="bold"/>
    </style:style>
    <style:style style:name="P14" style:family="paragraph">
      <style:paragraph-properties fo:margin-left="0cm" fo:margin-right="0cm" fo:text-indent="0cm"/>
      <style:text-properties fo:font-size="200pt" fo:font-weight="bold"/>
    </style:style>
    <style:style style:name="P15" style:family="paragraph">
      <style:paragraph-properties fo:margin-left="0cm" fo:margin-right="0cm" fo:text-indent="0cm"/>
      <style:text-properties fo:font-size="220pt" fo:font-weight="bold"/>
    </style:style>
    <style:style style:name="P16" style:family="paragraph">
      <style:paragraph-properties fo:margin-left="0cm" fo:margin-right="0cm" fo:text-indent="0cm"/>
      <style:text-properties fo:font-size="240pt" fo:font-weight="bold"/>
    </style:style>
    <style:style style:name="P17" style:family="paragraph">
      <style:paragraph-properties fo:margin-left="0cm" fo:margin-right="0cm" fo:text-indent="0cm"/>
      <style:text-properties fo:font-size="60pt" fo:font-weight="bold"/>
    </style:style>
    <style:style style:name="P18" style:family="paragraph">
      <style:paragraph-properties fo:margin-left="0cm" fo:margin-right="0cm" fo:text-align="start" text:enable-numbering="false" fo:text-indent="0cm"/>
    </style:style>
    <style:style style:name="P19" style:family="paragraph">
      <style:paragraph-properties fo:margin-left="0cm" fo:margin-right="0cm" fo:text-align="start" text:enable-numbering="false" fo:text-indent="0cm"/>
      <style:text-properties fo:font-size="40pt" fo:font-weight="bold"/>
    </style:style>
    <style:style style:name="P20" style:family="paragraph">
      <style:paragraph-properties fo:margin-left="0cm" fo:margin-right="0cm" fo:text-indent="0cm"/>
      <style:text-properties fo:font-size="80pt"/>
    </style:style>
    <style:style style:name="P21" style:family="paragraph">
      <style:paragraph-properties fo:margin-left="0cm" fo:margin-right="0cm" fo:text-align="start" fo:text-indent="0cm"/>
      <style:text-properties fo:font-family="FreeSans" style:font-family-generic="swiss" style:font-pitch="variable" fo:font-size="28pt" fo:letter-spacing="normal" style:text-scale="100%"/>
    </style:style>
    <style:style style:name="P22" style:family="paragraph">
      <style:paragraph-properties fo:margin-left="0cm" fo:margin-right="0cm" fo:text-align="start" fo:text-indent="0cm"/>
      <style:text-properties fo:color="#00ff00" fo:font-family="FreeSans" style:font-family-generic="swiss" style:font-pitch="variable" fo:font-size="28pt" fo:letter-spacing="normal" fo:font-style="normal" fo:font-weight="normal" style:text-scale="100%"/>
    </style:style>
    <style:style style:name="P23" style:family="paragraph">
      <style:paragraph-properties fo:margin-left="0cm" fo:margin-right="0cm" fo:text-indent="0cm"/>
      <style:text-properties fo:font-size="240pt" fo:letter-spacing="-0.141cm" fo:font-weight="bold" style:letter-kerning="true" style:text-scale="90%"/>
    </style:style>
    <style:style style:name="P24" style:family="paragraph">
      <style:paragraph-properties fo:margin-left="0cm" fo:margin-right="0cm" fo:text-indent="0cm"/>
      <style:text-properties fo:font-size="140pt" fo:font-weight="bold"/>
    </style:style>
    <style:style style:name="P25" style:family="paragraph">
      <style:paragraph-properties fo:margin-left="0cm" fo:margin-right="0cm" fo:text-indent="0cm"/>
      <style:text-properties fo:font-size="95pt" fo:font-weight="bold"/>
    </style:style>
    <style:style style:name="P26" style:family="paragraph">
      <style:paragraph-properties fo:margin-left="0cm" fo:margin-right="0cm" fo:text-indent="0cm"/>
      <style:text-properties fo:font-size="150pt" fo:font-weight="bold"/>
    </style:style>
    <style:style style:name="P27" style:family="paragraph">
      <style:paragraph-properties fo:margin-left="0cm" fo:margin-right="0cm" fo:text-indent="0cm"/>
      <style:text-properties fo:font-size="340pt" fo:font-weight="bold"/>
    </style:style>
    <style:style style:name="P28" style:family="paragraph">
      <style:paragraph-properties fo:margin-left="0cm" fo:margin-right="0cm" fo:text-indent="0cm"/>
      <style:text-properties fo:font-size="360pt" fo:font-weight="bold"/>
    </style:style>
    <style:style style:name="P29" style:family="paragraph">
      <style:paragraph-properties fo:margin-left="0cm" fo:margin-right="0cm" fo:text-align="start" text:enable-numbering="false" fo:text-indent="0cm"/>
      <style:text-properties fo:font-size="20pt" fo:font-weight="bold"/>
    </style:style>
    <style:style style:name="T1" style:family="text">
      <style:text-properties fo:font-family="FreeSans" style:font-family-generic="swiss" style:font-pitch="variable" fo:font-size="120pt" fo:font-weight="bold"/>
    </style:style>
    <style:style style:name="T2" style:family="text">
      <style:text-properties fo:font-family="FreeSans" style:font-family-generic="swiss" style:font-pitch="variable" fo:font-size="140pt" fo:font-weight="bold"/>
    </style:style>
    <style:style style:name="T3" style:family="text">
      <style:text-properties fo:font-family="FreeSans" style:font-family-generic="swiss" style:font-pitch="variable" fo:font-size="260pt" fo:font-weight="bold"/>
    </style:style>
    <style:style style:name="T4" style:family="text">
      <style:text-properties fo:font-family="FreeSans" style:font-family-generic="swiss" style:font-pitch="variable" fo:font-size="80pt" fo:font-weight="bold"/>
    </style:style>
    <style:style style:name="T5" style:family="text">
      <style:text-properties fo:font-family="FreeSans" style:font-family-generic="swiss" style:font-pitch="variable" fo:font-size="180pt" fo:font-weight="bold"/>
    </style:style>
    <style:style style:name="T6" style:family="text">
      <style:text-properties fo:font-family="FreeSans" style:font-family-generic="swiss" style:font-pitch="variable" fo:font-size="100pt" fo:font-weight="bold"/>
    </style:style>
    <style:style style:name="T7" style:family="text">
      <style:text-properties fo:font-family="FreeSans" style:font-family-generic="swiss" style:font-pitch="variable" fo:font-size="120pt" fo:letter-spacing="-0.141cm" fo:font-weight="bold" style:letter-kerning="true" style:text-scale="90%"/>
    </style:style>
    <style:style style:name="T8" style:family="text">
      <style:text-properties fo:font-family="FreeSans" style:font-family-generic="swiss" style:font-pitch="variable" fo:font-size="300pt" fo:font-weight="bold"/>
    </style:style>
    <style:style style:name="T9" style:family="text">
      <style:text-properties fo:font-family="FreeSans" style:font-family-generic="swiss" style:font-pitch="variable" fo:font-size="160pt" fo:font-weight="bold"/>
    </style:style>
    <style:style style:name="T10" style:family="text">
      <style:text-properties fo:font-family="FreeSans" style:font-family-generic="swiss" style:font-pitch="variable" fo:font-size="90pt" fo:font-weight="bold"/>
    </style:style>
    <style:style style:name="T11" style:family="text">
      <style:text-properties fo:font-family="FreeSans" style:font-family-generic="swiss" style:font-pitch="variable" fo:font-size="200pt" fo:font-weight="bold"/>
    </style:style>
    <style:style style:name="T12" style:family="text">
      <style:text-properties fo:font-family="FreeSans" style:font-family-generic="swiss" style:font-pitch="variable" fo:font-size="150pt" fo:font-weight="bold"/>
    </style:style>
    <style:style style:name="T13" style:family="text">
      <style:text-properties fo:font-family="FreeSans" style:font-family-generic="swiss" style:font-pitch="variable" fo:font-size="220pt" fo:font-weight="bold"/>
    </style:style>
    <style:style style:name="T14" style:family="text">
      <style:text-properties fo:font-family="FreeSans" style:font-family-generic="swiss" style:font-pitch="variable" fo:font-size="240pt" fo:font-weight="bold"/>
    </style:style>
    <style:style style:name="T15" style:family="text">
      <style:text-properties fo:font-family="FreeSans" style:font-family-generic="swiss" style:font-pitch="variable" fo:font-size="60pt" fo:font-weight="bold"/>
    </style:style>
    <style:style style:name="T16" style:family="text">
      <style:text-properties fo:font-family="FreeSans" style:font-family-generic="swiss" style:font-pitch="variable" fo:font-size="40pt" fo:font-weight="bold"/>
    </style:style>
    <style:style style:name="T17" style:family="text">
      <style:text-properties fo:color="#00ff00" fo:font-family="FreeSans" style:font-family-generic="swiss" style:font-pitch="variable" fo:font-size="28pt" fo:letter-spacing="normal" fo:font-style="normal" fo:font-weight="normal" style:text-scale="100%"/>
    </style:style>
    <style:style style:name="T18" style:family="text">
      <style:text-properties fo:font-family="FreeSans" style:font-family-generic="swiss" style:font-pitch="variable" fo:font-size="240pt" fo:letter-spacing="-0.141cm" fo:font-weight="bold" style:letter-kerning="true" style:text-scale="90%"/>
    </style:style>
    <style:style style:name="T19" style:family="text">
      <style:text-properties fo:font-family="FreeSans" style:font-family-generic="swiss" style:font-pitch="variable" fo:font-size="100pt" fo:font-style="italic" style:text-underline-style="solid" style:text-underline-width="auto" style:text-underline-color="font-color" fo:font-weight="bold"/>
    </style:style>
    <style:style style:name="T20" style:family="text">
      <style:text-properties fo:font-family="FreeSans" style:font-family-generic="swiss" style:font-pitch="variable" fo:font-size="100pt" fo:font-style="normal" style:text-underline-style="none" fo:font-weight="bold"/>
    </style:style>
    <style:style style:name="T21" style:family="text">
      <style:text-properties fo:font-family="FreeSans" style:font-family-generic="swiss" style:font-pitch="variable" fo:font-size="95pt" fo:font-weight="bold"/>
    </style:style>
    <style:style style:name="T22" style:family="text">
      <style:text-properties fo:font-family="FreeSans" style:font-family-generic="swiss" style:font-pitch="variable" fo:font-size="340pt" fo:font-weight="bold"/>
    </style:style>
    <style:style style:name="T23" style:family="text">
      <style:text-properties fo:font-family="FreeSans" style:font-family-generic="swiss" style:font-pitch="variable" fo:font-size="360pt" fo:font-weight="bold"/>
    </style:style>
    <style:style style:name="T24" style:family="text">
      <style:text-properties fo:font-family="FreeSans" style:font-family-generic="swiss" style:font-pitch="variable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I for the Web 2.0 /G(uy|al)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1"><text:span text:style-name="T2">Obligatory</text:span><text:span text:style-name="T2"><text:line-break/></text:span><text:span text:style-name="T2">Boiler</text:span><text:span text:style-name="T2"><text:line-break/></text:span><text:span text:style-name="T2">Pl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6" draw:layer="layout" svg:width="25.191cm" svg:height="19.489cm" svg:x="1.399cm" svg:y="0.837cm" presentation:class="title" presentation:user-transformed="true">
          <draw:text-box>
            <text:p text:style-name="P1"><text:span text:style-name="T3">Wh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7" draw:layer="layout" svg:width="25.191cm" svg:height="21.304cm" svg:x="1.399cm" svg:y="-0.229cm" presentation:class="title" presentation:user-transformed="true">
          <draw:text-box>
            <text:p text:style-name="P1"><text:span text:style-name="T5">Pivotal Labs</text:span><text:span text:style-name="T5"><text:line-break/></text:span><text:span text:style-name="T5">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6" draw:layer="layout" svg:width="25.191cm" svg:height="19.489cm" svg:x="1.399cm" svg:y="0.837cm" presentation:class="title" presentation:user-transformed="true">
          <draw:text-box>
            <text:p text:style-name="P1"><text:span text:style-name="T3">Wh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I == Continuous Integ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Martin Fowler -</text:span><text:span text:style-name="T6"><text:line-break/></text:span><text:span text:style-name="T6">Seminal CI Artic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Running all your tests on every comm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Automatica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" draw:text-style-name="P10" draw:layer="layout" svg:width="25.191cm" svg:height="19.489cm" svg:x="1.399cm" svg:y="0.837cm" presentation:class="title" presentation:user-transformed="true">
          <draw:text-box>
            <text:p text:style-name="P1"><text:span text:style-name="T8">H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Hands On</text:span><text:span text:style-name="T1"><text:line-break/></text:span><text:span text:style-name="T1">Free</text:span><text:span text:style-name="T1"><text:line-break/></text:span><text:span text:style-name="T1">Repea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Agenda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" draw:text-style-name="P12" draw:layer="layout" svg:width="25.191cm" svg:height="19.489cm" svg:x="1.399cm" svg:y="0.838cm" presentation:class="title" presentation:user-transformed="true">
          <draw:text-box>
            <text:p text:style-name="P1"><text:span text:style-name="T10">1. Code: The simplest tutorial that could POSSIBLY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oding</text:span><text:span text:style-name="T1"><text:line-break/></text:span><text:span text:style-name="T1">Tasks</text:span><text:span text:style-name="T1"><text:line-break/></text:span><text:span text:style-name="T1">Outli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. Install</text:span><text:span text:style-name="T1"><text:line-break/></text:span><text:span text:style-name="T1">Linux on</text:span><text:span text:style-name="T1"><text:line-break/></text:span><text:span text:style-name="T1">VM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4">B. Install Prereqs:</text:span><text:span text:style-name="T4"><text:line-break/></text:span><text:span text:style-name="T4">ruby, java, mysql, svn, ant, alternate 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. Create sample Rails Proje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4">D.</text:span><text:span text:style-name="T4"><text:line-break/></text:span><text:span text:style-name="T4">cruisecontrol.rb set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E. JsUnit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F. Selenium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4. Ques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1" draw:text-style-name="P14" draw:layer="layout" svg:width="25.191cm" svg:height="19.489cm" svg:x="1.399cm" svg:y="0.838cm" presentation:class="title" presentation:user-transformed="true">
          <draw:text-box>
            <text:p text:style-name="P1"><text:span text:style-name="T11">Too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12">VM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Ubuntu Lin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8cm" presentation:class="title" presentation:user-transformed="true">
          <draw:text-box>
            <text:p text:style-name="P1"><text:span text:style-name="T4">cruisecontrol.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JsUn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Seleniu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1" draw:text-style-name="P10" draw:layer="layout" svg:width="25.191cm" svg:height="19.489cm" svg:x="1.399cm" svg:y="0.838cm" presentation:class="title" presentation:user-transformed="true">
          <draw:text-box>
            <text:p text:style-name="P1"><text:span text:style-name="T8">Liv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No Hand Wav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presentation:style-name="pr1" draw:text-style-name="P15" draw:layer="layout" svg:width="25.191cm" svg:height="19.489cm" svg:x="1.399cm" svg:y="0.838cm" presentation:class="title" presentation:user-transformed="true">
          <draw:text-box>
            <text:p text:style-name="P1"><text:span text:style-name="T13">Typo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1" draw:text-style-name="P16" draw:layer="layout" svg:width="25.191cm" svg:height="19.489cm" svg:x="1.399cm" svg:y="0.837cm" presentation:class="title" presentation:user-transformed="true">
          <draw:text-box>
            <text:p text:style-name="P1"><text:span text:style-name="T14">Got OCD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Zed Sez: Don't be “That Guy” (or Gal)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1" draw:text-style-name="P17" draw:layer="layout" svg:width="25.191cm" svg:height="19.489cm" svg:x="1.399cm" svg:y="0.837cm" presentation:class="title" presentation:user-transformed="true">
          <draw:text-box>
            <text:p text:style-name="P1"><text:span text:style-name="T15">You know, “That Guy” who stands up and wants to argue the merits of DB table name pluralization during the middle of the presentation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Nitpicks and Linux hints Welcom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...AFTER the tal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1" draw:text-style-name="P17" draw:layer="layout" svg:width="25.191cm" svg:height="19.489cm" svg:x="1.399cm" svg:y="0.837cm" presentation:class="title" presentation:user-transformed="true">
          <draw:text-box>
            <text:p text:style-name="P1"><text:span text:style-name="T15">...but seriously, if you do have OCD, you might make a good CI g(uy|al) - because there's a lot of moving par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1. Time to Cod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. Install</text:span><text:span text:style-name="T1"><text:line-break/></text:span><text:span text:style-name="T1">Linux on</text:span><text:span text:style-name="T1"><text:line-break/></text:span><text:span text:style-name="T1">VMWa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4">Not time to install Linux live, but VMWare and images are on USB Key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presentation:style-name="pr1" draw:text-style-name="P19" draw:layer="layout" svg:width="25.191cm" svg:height="19.489cm" svg:x="1.399cm" svg:y="0.837cm" presentation:class="title" presentation:user-transformed="true">
          <draw:text-box>
            <text:p text:style-name="P18"><text:span text:style-name="T16">Linux Setup:</text:span><text:span text:style-name="T16"><text:line-break/></text:span><text:span text:style-name="T16"><text:line-break/></text:span><text:span text:style-name="T16">VMWare on Macbook Pro 17”</text:span><text:span text:style-name="T16"><text:line-break/></text:span><text:span text:style-name="T16">Ubuntu 7.04 desktop from ISO</text:span><text:span text:style-name="T16"><text:line-break/></text:span><text:span text:style-name="T16">Change resolution 1680x1050</text:span><text:span text:style-name="T16"><text:line-break/></text:span><text:span text:style-name="T16">Mouse Acceleration and Sensitivity </text:span><text:span text:style-name="T16"><text:line-break/></text:span><text:span text:style-name="T16">Terminal scroll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20"><text:span text:style-name="T4">B. Install Prerequisit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Legend</text:span><text:span text:style-name="T17"><text:line-break/></text:span><text:span text:style-name="T17">$ == shell input</text:span><text:span text:style-name="T17"><text:line-break/></text:span><text:span text:style-name="T17"># == comment or instructions</text:span><text:span text:style-name="T17"><text:line-break/></text:span><text:span text:style-name="T17">(nothing) == editor input or stdin</text:span><text:span text:style-name="T17"><text:line-break/></text:span><text:span text:style-name="T17"><text:line-break/></text:span><text:span text:style-name="T17">Example:</text:span><text:span text:style-name="T17"><text:line-break/></text:span><text:span text:style-name="T17"># sudo should prompt for a password unless you've sudo'd recently</text:span><text:span text:style-name="T17"><text:line-break/></text:span><text:span text:style-name="T17">$ sudo ls</text:span><text:span text:style-name="T17"><text:line-break/></text:span><text:span text:style-name="T17">password</text:span><text:span text:style-name="T17"><text:line-break/></text:span><text:span text:style-name="T17"># should get file list</text:span><text:span text:style-name="T17"><text:line-break/></text:span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Install Ruby:</text:span><text:span text:style-name="T17"><text:line-break/></text:span><text:span text:style-name="T17">$ sudo apt-get update</text:span><text:span text:style-name="T17"><text:line-break/></text:span><text:span text:style-name="T17">$ sudo apt-get install -y ruby (includes rubygems)</text:span><text:span text:style-name="T17"><text:line-break/></text:span><text:span text:style-name="T17">$ sudo apt-get install -y rdoc</text:span><text:span text:style-name="T17"><text:line-break/></text:span><text:span text:style-name="T17">$ sudo apt-get install -y libopenssl-ruby</text:span><text:span text:style-name="T17"><text:line-break/></text:span><text:span text:style-name="T17"># Recommended to build ruby from source on linux, debian packages it strangel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Install Ruby:</text:span><text:span text:style-name="T17"><text:line-break/></text:span><text:span text:style-name="T17">$ sudo apt-get update</text:span><text:span text:style-name="T17"><text:line-break/></text:span><text:span text:style-name="T17">$ sudo apt-get install -y ruby (includes rubygems)</text:span><text:span text:style-name="T17"><text:line-break/></text:span><text:span text:style-name="T17">$ sudo apt-get install -y rdoc</text:span><text:span text:style-name="T17"><text:line-break/></text:span><text:span text:style-name="T17">$ sudo apt-get install -y libopenssl-ruby</text:span><text:span text:style-name="T17"><text:line-break/></text:span><text:span text:style-name="T17"># Recommended to build ruby from source on linux, debian packages it strangel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20"><text:span text:style-name="T4">We will keep everything in the home dir, or "~"</text:span></text:p>
            <text:p text:style-name="P20"><text:span text:style-name="T4">You can put it wherever you wa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Install Sun java:</text:span><text:span text:style-name="T17"><text:line-break/></text:span><text:span text:style-name="T17">$ sudo apt-get install -y sun-java5-bin</text:span><text:span text:style-name="T17"><text:line-break/></text:span><text:span text:style-name="T17"># accept all promp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Install MySql (required by default Rails app):</text:span><text:span text:style-name="T17"><text:line-break/></text:span><text:span text:style-name="T17">$ sudo apt-get install -y mysql-serv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Install subversion:</text:span><text:span text:style-name="T17"><text:line-break/></text:span><text:span text:style-name="T17">$ sudo apt-get install -y subver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Install ant:</text:span><text:span text:style-name="T17"><text:line-break/></text:span><text:span text:style-name="T17">$ sudo apt-get install -y ant</text:span><text:span text:style-name="T17"><text:line-break/></text:span><text:span text:style-name="T17">$ sudo apt-get install ant-optional</text:span><text:span text:style-name="T17"><text:line-break/></text:span><text:span text:style-name="T17"># By default, this uses Gnu java, not Sun's...</text:span><text:span text:style-name="T17"><text:line-break/></text:span><text:span text:style-name="T17"># TODO: verify junit jar is put in ant lib di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Install mozilla as an alternate browser</text:span><text:span text:style-name="T17"><text:line-break/></text:span><text:span text:style-name="T17"># because jsunit will kill the browser it is testing</text:span><text:span text:style-name="T17"><text:line-break/></text:span><text:span text:style-name="T17">$ wget http://ftp-mozilla.netscape.com/pub/mozilla.org/mozilla/releases/mozilla1.7.13/mozilla-i686-pc-linux-gnu-1.7.13-installer.tar.gz</text:span><text:span text:style-name="T17"><text:line-break/></text:span><text:span text:style-name="T17">$ tar -zxvf mozilla-i686-pc-linux-gnu-1.7.13-installer.tar.gz</text:span><text:span text:style-name="T17"><text:line-break/></text:span><text:span text:style-name="T17">$ sudo mozilla-installer/mozilla-installer</text:span><text:span text:style-name="T17"><text:line-break/></text:span><text:span text:style-name="T17"># install Navigator only</text:span><text:span text:style-name="T17"><text:line-break/></text:span><text:span text:style-name="T17">$ /usr/local/mozilla/mozilla &amp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Create Subversion Repo</text:span><text:span text:style-name="T17"><text:line-break/></text:span><text:span text:style-name="T17">$ svnadmin create rep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. Create sample Rails Proje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Install Rails</text:span></text:p>
            <text:p text:style-name="P21"><text:span text:style-name="T17">$ gem install rails --include-dependenci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Create a rails project</text:span></text:p>
            <text:p text:style-name="P21"><text:span text:style-name="T17">$ rails mysi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Create databases for rails project</text:span></text:p>
            <text:p text:style-name="P21"><text:span text:style-name="T17">$ mysql -u root</text:span></text:p>
            <text:p text:style-name="P21"><text:span text:style-name="T17">mysql&gt; create database mysite_development;</text:span></text:p>
            <text:p text:style-name="P21"><text:span text:style-name="T17">mysql&gt; create database mysite_test;</text:span></text:p>
            <text:p text:style-name="P21"><text:span text:style-name="T17">mysql&gt; create database mysite_production;</text:span></text:p>
            <text:p text:style-name="P21"><text:span text:style-name="T17">(prod needed because cruise complained if it was not there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Hack rails database.yml to match debian defaults</text:span></text:p>
            <text:p text:style-name="P21"><text:span text:style-name="T17">$ gedit config/database.yml</text:span></text:p>
            <text:p text:style-name="P21"><text:span text:style-name="T17"># add the following entry to all three databases</text:span></text:p>
            <text:p text:style-name="P21"><text:span text:style-name="T17">socket: /var/run/mysqld/mysqld.so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Create a rails migration and db table</text:span></text:p>
            <text:p text:style-name="P21"><text:span text:style-name="T17">$ ruby script/generate migration CreateUserTable</text:span></text:p>
            <text:p text:style-name="P21"><text:span text:style-name="T17">$ gedit db/migrate/001_create_user_table.rb</text:span></text:p>
            <text:p text:style-name="P21"><text:span text:style-name="T17"><text:s text:c="2"/></text:span><text:span text:style-name="T17">def self.up</text:span></text:p>
            <text:p text:style-name="P21"><text:span text:style-name="T17"><text:s text:c="4"/></text:span><text:span text:style-name="T17">create_table "users" do |t|</text:span></text:p>
            <text:p text:style-name="P21"><text:span text:style-name="T17"><text:s text:c="6"/></text:span><text:span text:style-name="T17">t.column "name", :string</text:span></text:p>
            <text:p text:style-name="P21"><text:span text:style-name="T17"><text:s text:c="4"/></text:span><text:span text:style-name="T17">end <text:s text:c="3"/></text:span></text:p>
            <text:p text:style-name="P21"><text:span text:style-name="T17"><text:s text:c="2"/></text:span><text:span text:style-name="T17">end</text:span></text:p>
            <text:p text:style-name="P21"><text:span text:style-name="T17"/></text:p>
            <text:p text:style-name="P21"><text:span text:style-name="T17"><text:s text:c="2"/></text:span><text:span text:style-name="T17">def self.down</text:span></text:p>
            <text:p text:style-name="P21"><text:span text:style-name="T17"><text:s text:c="4"/></text:span><text:span text:style-name="T17">drop_table "users"</text:span></text:p>
            <text:p text:style-name="P21"><text:span text:style-name="T17"><text:s text:c="2"/></text:span><text:span text:style-name="T17">end</text:span></text:p>
            <text:p text:style-name="P21"><text:span text:style-name="T17">$ rake db:migr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Remove default index.html and create a page</text:span></text:p>
            <text:p text:style-name="P21"><text:span text:style-name="T17">$ cd mysite</text:span></text:p>
            <text:p text:style-name="P21"><text:span text:style-name="T17">$ rm mysite/public/index.html</text:span></text:p>
            <text:p text:style-name="P21"><text:span text:style-name="T17">$ ruby script/generate scaffold User</text:span></text:p>
            <text:p text:style-name="P21"><text:span text:style-name="T17">$ gedit test/functional/users_controller_test.rb</text:span></text:p>
            <text:p text:style-name="P21"><text:span text:style-name="T17"># change "users(:first)" to "users(:one)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Test rails site</text:span></text:p>
            <text:p text:style-name="P21"><text:span text:style-name="T17">$ rake <text:s/># should pass all tests</text:span></text:p>
            <text:p text:style-name="P21"><text:span text:style-name="T17">$ ruby script/server</text:span></text:p>
            <text:p text:style-name="P21"><text:span text:style-name="T17">$ firefox http://localhost:3000/users</text:span></text:p>
            <text:p text:style-name="P21"><text:span text:style-name="T17"># create a us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Import site into subversion</text:span></text:p>
            <text:p text:style-name="P21"><text:span text:style-name="T17">$ cd</text:span></text:p>
            <text:p text:style-name="P21"><text:span text:style-name="T17">$ rm -rf mysite/log/*</text:span></text:p>
            <text:p text:style-name="P21"><text:span text:style-name="T17">$ rm -rf mysite/db/schema.rb</text:span></text:p>
            <text:p text:style-name="P21"><text:span text:style-name="T17">$ rm -rf tmp</text:span></text:p>
            <text:p text:style-name="P21"><text:span text:style-name="T17">$ svn import mysite file:///home/ci/repo/mysite -m "import"</text:span></text:p>
            <text:p text:style-name="P21"><text:span text:style-name="T17">$ rm -rf mysite</text:span></text:p>
            <text:p text:style-name="P21"><text:span text:style-name="T17">$ svn co file:///home/ci/repo/mysite mysi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Set svn:ignores</text:span></text:p>
            <text:p text:style-name="P21"><text:span text:style-name="T17">$ cd mysite</text:span></text:p>
            <text:p text:style-name="P21"><text:span text:style-name="T17">$ export EDITOR=nano</text:span></text:p>
            <text:p text:style-name="P21"><text:span text:style-name="T17">$ svn propedit svn:ignore .</text:span></text:p>
            <text:p text:style-name="P21"><text:span text:style-name="T17">tmp</text:span></text:p>
            <text:p text:style-name="P21"><text:span text:style-name="T17">logs</text:span></text:p>
            <text:p text:style-name="P21"><text:span text:style-name="T17">$ svn propedit svn:ignore log</text:span></text:p>
            <text:p text:style-name="P21"><text:span text:style-name="T17">*</text:span></text:p>
            <text:p text:style-name="P21"><text:span text:style-name="T17">$ svn propedit svn:ignore db</text:span></text:p>
            <text:p text:style-name="P21"><text:span text:style-name="T17">schema.rb</text:span></text:p>
            <text:p text:style-name="P21"><text:span text:style-name="T17">$ svn commit -m "ignores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4">D.</text:span><text:span text:style-name="T4"><text:line-break/></text:span><text:span text:style-name="T4">cruisecontrol.rb set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xx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Same concept for other tools/ Languages/</text:span><text:span text:style-name="T6"><text:line-break/></text:span><text:span text:style-name="T6">CI Engin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ll Handwaving</text:span><text:span text:style-name="T1"><text:line-break/></text:span><text:span text:style-name="T1">N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Multiplatfo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Multi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presentation:style-name="pr1" draw:text-style-name="P23" draw:layer="layout" svg:width="25.191cm" svg:height="19.489cm" svg:x="1.904cm" svg:y="0.837cm" presentation:class="title" presentation:user-transformed="true">
          <draw:text-box>
            <text:p text:style-name="P1"><text:span text:style-name="T18">Fa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presentation:style-name="pr1" draw:text-style-name="P12" draw:layer="layout" svg:width="25.191cm" svg:height="19.489cm" svg:x="1.399cm" svg:y="0.837cm" presentation:class="title" presentation:user-transformed="true">
          <draw:text-box>
            <text:p text:style-name="P1"><text:span text:style-name="T10">Virtualization: <text:s/>One Box, </text:span><text:span text:style-name="T10"><text:line-break/></text:span><text:span text:style-name="T10">Three Platforms</text:span><text:span text:style-name="T10"><text:line-break/></text:span><text:span text:style-name="T10">mac/win/lin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utomate and Test Deployment Proc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Test Rollback proces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Configuration Management /</text:span><text:span text:style-name="T6"><text:line-break/></text:span><text:span text:style-name="T6">Version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presentation:style-name="pr1" draw:text-style-name="P24" draw:layer="layout" svg:width="25.191cm" svg:height="19.489cm" svg:x="1.399cm" svg:y="0.837cm" presentation:class="title" presentation:user-transformed="true">
          <draw:text-box>
            <text:p text:style-name="P1"><text:span text:style-name="T2">Auto-tag Green Buil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Automatically</text:span><text:span text:style-name="T6"><text:line-break/></text:span><text:span text:style-name="T6">pre-create</text:span><text:span text:style-name="T6"><text:line-break/></text:span><text:span text:style-name="T6">Release</text:span><text:span text:style-name="T6"><text:line-break/></text:span><text:span text:style-name="T6">Branch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Build </text:span><text:span text:style-name="T19">ALL</text:span><text:span text:style-name="T20"> active branches under 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2">Multiple Libraries/ 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Dependencies</text:span><text:span text:style-name="T6"><text:line-break/></text:span><text:span text:style-name="T6">Among Common Libraries and</text:span><text:span text:style-name="T6"><text:line-break/></text:span><text:span text:style-name="T6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Dependency modifications should trigger builds of all depend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frame presentation:style-name="pr1" draw:text-style-name="P25" draw:layer="layout" svg:width="25.191cm" svg:height="19.489cm" svg:x="1.399cm" svg:y="0.837cm" presentation:class="title" presentation:user-transformed="true">
          <draw:text-box>
            <text:p text:style-name="P1"><text:span text:style-name="T21">Consistent Tags/Baselines</text:span><text:span text:style-name="T21"><text:line-break/></text:span><text:span text:style-name="T21">Among</text:span><text:span text:style-name="T21"><text:line-break/></text:span><text:span text:style-name="T21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frame presentation:style-name="pr1" draw:text-style-name="P12" draw:layer="layout" svg:width="25.191cm" svg:height="19.489cm" svg:x="1.399cm" svg:y="0.837cm" presentation:class="title" presentation:user-transformed="true">
          <draw:text-box>
            <text:p text:style-name="P1"><text:span text:style-name="T10">Mainline / Snapshot / trunk / HEAD</text:span><text:span text:style-name="T10"><text:line-break/></text:span><text:span text:style-name="T10">vs</text:span><text:span text:style-name="T10"><text:line-break/></text:span><text:span text:style-name="T10">baselines / ta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Development vs</text:span><text:span text:style-name="T6"><text:line-break/></text:span><text:span text:style-name="T6">Demo/Pr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>
        <office:forms form:automatic-focus="false" form:apply-design-mode="false"/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Artifacts:</text:span><text:span text:style-name="T6"><text:line-break/></text:span><text:span text:style-name="T6">Deployed (Jars/Gems) vs SCM (svn:external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Hackability vs S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Optimistic Pessimism vs Pessimistic Optimis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4">Nirvana: Green tags/artifacts instantly used across all dev environ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"><text:span text:style-name="T11">Sui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>
        <office:forms form:automatic-focus="false" form:apply-design-mode="false"/>
        <draw:frame presentation:style-name="pr1" draw:text-style-name="P24" draw:layer="layout" svg:width="25.191cm" svg:height="19.489cm" svg:x="1.399cm" svg:y="0.837cm" presentation:class="title" presentation:user-transformed="true">
          <draw:text-box>
            <text:p text:style-name="P1"><text:span text:style-name="T2">Feed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presentation:style-name="pr1" draw:text-style-name="P26" draw:layer="layout" svg:width="25.191cm" svg:height="19.489cm" svg:x="1.399cm" svg:y="0.837cm" presentation:class="title" presentation:user-transformed="true">
          <draw:text-box>
            <text:p text:style-name="P1"><text:span text:style-name="T12">Fast</text:span><text:span text:style-name="T12"><text:line-break/></text:span><text:span text:style-name="T12">vs</text:span><text:span text:style-name="T12"><text:line-break/></text:span><text:span text:style-name="T12">Thoroug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Commit-Triggered vs Schedul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presentation:style-name="pr1" draw:text-style-name="P24" draw:layer="layout" svg:width="25.191cm" svg:height="19.489cm" svg:x="1.399cm" svg:y="0.837cm" presentation:class="title" presentation:user-transformed="true">
          <draw:text-box>
            <text:p text:style-name="P1"><text:span text:style-name="T2">Minimize Checkout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>
        <office:forms form:automatic-focus="false" form:apply-design-mode="false"/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Get HUGE Dependencies and binaries out of Source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RubyGems / Maven</text:span><text:span text:style-name="T6"><text:line-break/></text:span><text:span text:style-name="T6">vs</text:span><text:span text:style-name="T6"><text:line-break/></text:span><text:span text:style-name="T6">svn:externals / CVS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>
        <office:forms form:automatic-focus="false" form:apply-design-mode="false"/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"><text:span text:style-name="T11">Metr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ode Coverage - Emma/rco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Mutation Testing – Heckle, Jes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office:forms form:automatic-focus="false" form:apply-design-mode="false"/>
        <draw:frame presentation:style-name="pr1" draw:text-style-name="P26" draw:layer="layout" svg:width="25.191cm" svg:height="19.489cm" svg:x="1.399cm" svg:y="0.837cm" presentation:class="title" presentation:user-transformed="true">
          <draw:text-box>
            <text:p text:style-name="P1"><text:span text:style-name="T12">red/green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>
        <office:forms form:automatic-focus="false" form:apply-design-mode="false"/>
        <draw:frame presentation:style-name="pr1" draw:text-style-name="P26" draw:layer="layout" svg:width="25.191cm" svg:height="19.489cm" svg:x="1.399cm" svg:y="0.837cm" presentation:class="title" presentation:user-transformed="true">
          <draw:text-box>
            <text:p text:style-name="P1"><text:span text:style-name="T12">Build Length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Not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Information Radiator(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office:forms form:automatic-focus="false" form:apply-design-mode="false"/>
        <draw:frame presentation:style-name="pr1" draw:text-style-name="P7" draw:layer="layout" svg:width="25.191cm" svg:height="19.489cm" svg:x="1.399cm" svg:y="0.837cm" presentation:class="title" presentation:user-transformed="true">
          <draw:text-box>
            <text:p text:style-name="P1"><text:span text:style-name="T5">ema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>
        <office:forms form:automatic-focus="false" form:apply-design-mode="false"/>
        <draw:frame presentation:style-name="pr1" draw:text-style-name="P27" draw:layer="layout" svg:width="25.191cm" svg:height="19.489cm" svg:x="1.399cm" svg:y="0.837cm" presentation:class="title" presentation:user-transformed="true">
          <draw:text-box>
            <text:p text:style-name="P1"><text:span text:style-name="T22">R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presentation:style-name="pr1" draw:text-style-name="P28" draw:layer="layout" svg:width="25.191cm" svg:height="19.489cm" svg:x="1.399cm" svg:y="0.837cm" presentation:class="title" presentation:user-transformed="true">
          <draw:text-box>
            <text:p text:style-name="P1"><text:span text:style-name="T23">I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>
        <office:forms form:automatic-focus="false" form:apply-design-mode="false"/>
        <draw:frame presentation:style-name="pr1" draw:text-style-name="P16" draw:layer="layout" svg:width="25.191cm" svg:height="19.489cm" svg:x="1.399cm" svg:y="0.837cm" presentation:class="title" presentation:user-transformed="true">
          <draw:text-box>
            <text:p text:style-name="P1"><text:span text:style-name="T14">Grow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>
        <office:forms form:automatic-focus="false" form:apply-design-mode="false"/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Ambient O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13” CRT with red/green backgro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Whatever people will pay attention t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>
        <office:forms form:automatic-focus="false" form:apply-design-mode="false"/>
        <draw:frame presentation:style-name="pr1" draw:text-style-name="P29" draw:layer="layout" svg:width="25.191cm" svg:height="19.489cm" svg:x="1.399cm" svg:y="0.837cm" presentation:class="title" presentation:user-transformed="true">
          <draw:text-box>
            <text:p text:style-name="P18"><text:span text:style-name="T24">Gotchas:</text:span><text:span text:style-name="T24"><text:line-break/></text:span><text:span text:style-name="T24">Broken Windows</text:span><text:span text:style-name="T24"><text:line-break/></text:span><text:span text:style-name="T24">Crying Wolf</text:span><text:span text:style-name="T24"><text:line-break/></text:span><text:span text:style-name="T24">It's not easy being green</text:span><text:span text:style-name="T24"><text:line-break/></text:span><text:span text:style-name="T24">“Intermittent” failures</text:span><text:span text:style-name="T24"><text:line-break/></text:span><text:span text:style-name="T24">“Works Locally”</text:span><text:span text:style-name="T24"><text:line-break/></text:span><text:span text:style-name="T24">Not Intermittent after you fix it</text:span><text:span text:style-name="T24"><text:line-break/></text:span><text:span text:style-name="T24">Can Always “temporarily” disable in CI</text:span><text:span text:style-name="T24"><text:line-break/></text:span><text:span text:style-name="T24">One disabled test is better than a red CI</text:span><text:span text:style-name="T24"><text:line-break/></text:span><text:span text:style-name="T24">False Positives / Green on $? != 0</text:span><text:span text:style-name="T24"><text:line-break/></text:span><text:span text:style-name="T24">Browser Settings Preventing Clo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4. 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old_20_120" style:display-name="Bold 120" style:family="graphic" style:parent-style-name="standard">
      <style:graphic-properties draw:stroke-dash="Dash_20_2" draw:fill-color="#ffffff" draw:fill-gradient-name="Gradient_20_7" draw:fill-hatch-name="Hatch_20_1" draw:fill-image-name="Bitmape_20_1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80" style:display-name="Bold 18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60" style:display-name="Bold 26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6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20" style:display-name="Bold 22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20_20_Condensed" style:display-name="Bold 120 Condensed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-0.141cm" fo:language="en" fo:country="US" fo:font-style="normal" fo:text-shadow="none" style:text-underline-style="none" fo:font-weight="bold" style:text-underline-mode="continuous" style:text-line-through-mode="continuous" style:letter-kerning="tru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90%" style:font-relief="none" fo:hyphenate="false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9.483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 draw:page-number="2"/>
      <draw:page-thumbnail draw:layer="backgroundobjects" svg:width="5.586cm" svg:height="4.192cm" svg:x="19.558cm" svg:y="4.326cm" draw:page-number="3"/>
      <draw:page-thumbnail draw:layer="backgroundobjects" svg:width="5.586cm" svg:height="4.192cm" svg:x="2.794cm" svg:y="13.07cm" draw:page-number="4"/>
      <draw:page-thumbnail draw:layer="backgroundobjects" svg:width="5.586cm" svg:height="4.192cm" svg:x="11.176cm" svg:y="13.07cm" draw:page-number="5"/>
      <draw:page-thumbnail draw:layer="backgroundobjects" svg:width="5.586cm" svg:height="4.192cm" svg:x="19.558cm" svg:y="13.07cm" draw:page-number="6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5-22T23:50:09</meta:creation-date>
    <dc:creator>ci</dc:creator>
    <dc:date>2007-06-05T05:31:33</dc:date>
    <dc:language>en-US</dc:language>
    <meta:editing-cycles>123</meta:editing-cycles>
    <meta:editing-duration>PT9H6M29S</meta:editing-duration>
    <meta:user-defined meta:name="Info 1"/>
    <meta:user-defined meta:name="Info 2"/>
    <meta:user-defined meta:name="Info 3"/>
    <meta:user-defined meta:name="Info 4"/>
    <meta:document-statistic meta:object-count="363"/>
  </office:meta>
</office:document-meta>
</file>